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8SeoulNamsan L" svg:font-family="'08SeoulNamsan L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dash" draw:stroke-dash="Dashed_20__28_var_29_" svg:stroke-color="#000000"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08SeoulNamsan L" fo:font-size="20pt" style:font-size-asian="20pt" style:font-size-complex="20pt"/>
    </style:style>
    <style:style style:name="T1" style:family="text">
      <style:text-properties style:font-name="08SeoulNamsan L" fo:font-size="15pt" style:font-size-asian="15pt" style:font-size-complex="15pt"/>
    </style:style>
    <style:style style:name="T2" style:family="text">
      <style:text-properties style:font-name="08SeoulNamsan L" fo:font-size="15pt" style:font-name-asian="08SeoulNamsan L" style:font-size-asian="15pt" style:font-size-complex="15pt"/>
    </style:style>
    <style:style style:name="T3" style:family="text">
      <style:text-properties style:font-name="08SeoulNamsan L" fo:font-size="20pt" style:font-name-asian="08SeoulNamsan L" style:font-size-asian="20pt" style:font-size-complex="20pt"/>
    </style:style>
    <style:style style:name="T4" style:family="text">
      <style:text-properties style:font-name="08SeoulNamsan 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개발일지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[프로젝트이름] 목적 : 어려웠던점 : 해결방법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2017.5.15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ject_Summa : 새로운 유저 가입시 개인 폴더 생성 시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017.5.16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Project_Summa]새로운 유저 가입시 개인 폴더 생성 및 UserProfile에서 사진 등록하기 : form(instance=) 인자로 이미 존재하는 인스턴스를 불러와서 수정할 수 있다 : </text:p>
              </text:list-item>
              <text:list-item>
                <text:p>[Project_Summa] image Analyzer에서 사용자가 등록한 이미지로 task 작동하기, task queue html단에서 보여주기 :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2017.5.17.</text:p>
          </draw:text-box>
        </draw:frame>
        <draw:frame presentation:style-name="pr6" draw:text-style-name="P2" draw:layer="layout" svg:width="12.297cm" svg:height="12.179cm" svg:x="1.4cm" svg:y="4.914cm" presentation:class="outline" presentation:user-transformed="true">
          <draw:text-box>
            <text:p><text:span text:style-name="T1">[Project_Summa]</text:span></text:p>
            <text:p><text:span text:style-name="T2">&lt;Analzer app&gt;</text:span></text:p>
            <text:p><text:span text:style-name="T2">1. </text:span><text:span text:style-name="T2">사용자 </text:span><text:span text:style-name="T2">Image</text:span><text:span text:style-name="T2">로 </text:span><text:span text:style-name="T2">Task </text:span><text:span text:style-name="T2">돌리기</text:span></text:p>
            <text:p><text:span text:style-name="T2">2. TaskBoard </text:span><text:span text:style-name="T2">연동하기</text:span></text:p>
            <text:p><text:span text:style-name="T2">&lt;ProjectManager App&gt;</text:span></text:p>
            <text:p><text:span text:style-name="T2">3. </text:span><text:span text:style-name="T2">자원 </text:span><text:span text:style-name="T2">Graph, Tree </text:span><text:span text:style-name="T2">연동하기</text:span></text:p>
            <text:p><text:span text:style-name="T2">4. Controller,Workspace</text:span><text:span text:style-name="T2">등 </text:span><text:span text:style-name="T2">Create </text:span><text:span text:style-name="T2">버튼 연동하기</text:span></text:p>
            <text:p><text:span text:style-name="T2">5. PostgreSQL</text:span><text:span text:style-name="T2">로 </text:span><text:span text:style-name="T2">DB </text:span><text:span text:style-name="T2">바꾸기</text:span></text:p>
            <text:p><text:span text:style-name="T2">메세지 </text:span><text:span text:style-name="T2">UserProfile</text:span><text:span text:style-name="T2">아닌 곳에서 </text:span><text:span text:style-name="T2">Collapse </text:span><text:span text:style-name="T2">된다</text:span><text:span text:style-name="T2">.</text:span></text:p>
            <text:p><text:span text:style-name="T2">DeepDreamer Tlinker error </text:span><text:span text:style-name="T2">잡기</text:span></text:p>
            <text:p><text:span text:style-name="T2">로그인 없이 </text:span><text:span text:style-name="T2">UserProfile </text:span><text:span text:style-name="T2">접근시 </text:span><text:span text:style-name="T2">login</text:span><text:span text:style-name="T2">으로 리턴후 다시 </text:span><text:span text:style-name="T2">원래 페이지로 돌아오기</text:span></text:p>
            <text:p><text:span text:style-name="T2">Signal</text:span><text:span text:style-name="T2">을 이용해서 다른 사용자가 </text:span><text:span text:style-name="T2">Job</text:span><text:span text:style-name="T2">을 </text:span><text:span text:style-name="T2">add </text:span><text:span text:style-name="T2">했을때 </text:span><text:span text:style-name="T2">Joblist</text:span><text:span text:style-name="T2">에 보여주기</text:span></text:p>
            <text:p><text:span text:style-name="T2"/></text:p>
            <text:p><text:span text:style-name="T2"/></text:p>
            <text:p><text:span text:style-name="T3"/></text:p>
          </draw:text-box>
        </draw:frame>
        <draw:frame presentation:style-name="pr4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4">Click to add 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2017.5.17.</text:p>
          </draw:text-box>
        </draw:frame>
        <draw:frame presentation:style-name="pr6" draw:text-style-name="P2" draw:layer="layout" svg:width="12.297cm" svg:height="12.179cm" svg:x="1.4cm" svg:y="4.914cm" presentation:class="outline" presentation:user-transformed="true">
          <draw:text-box>
            <text:p><text:span text:style-name="T2">Singal </text:span><text:span text:style-name="T2">을 이용해서 </text:span><text:span text:style-name="T2">Task Progress sum</text:span></text:p>
          </draw:text-box>
        </draw:frame>
        <draw:frame presentation:style-name="pr4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4">Click to add 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8SeoulNamsan L" svg:font-family="'08SeoulNamsan L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21:47:37.082242362</meta:creation-date>
    <dc:date>2017-05-17T15:27:59.389392577</dc:date>
    <meta:editing-duration>PT4H34M3S</meta:editing-duration>
    <meta:editing-cycles>25</meta:editing-cycles>
    <meta:generator>LibreOffice/5.1.6.2$Linux_X86_64 LibreOffice_project/10m0$Build-2</meta:generator>
    <meta:document-statistic meta:object-count="54"/>
  </office:meta>
</office:document-meta>
</file>